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e river flowed gently.</text:span></text:p>
      <text:p text:style-name="P1"><text:span text:style-name="T1"><text:s/>It reflected the moonlight.</text:span></text:p>
      <text:p text:style-name="P1"><text:span text:style-name="T1"><text:s/>Nearby, an owl hooted.</text:span></text:p>
      <text:p text:style-name="P1"><text:span text:style-name="T1"><text:s/>The forest seemed whimsical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